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 source: Wikipedia Word Frequency (https://github.com/IlyaSemenov/wikipedia-word-frequency)</text:p>
      <text:p text:style-name="Standard">Copyright (c) 2013 Ilya Semenov</text:p>
      <text:p text:style-name="Standard"/>
      <text:p text:style-name="Standard">Permission is hereby granted, free of charge, to any person obtaining a copy</text:p>
      <text:p text:style-name="Standard">of this data and associated documentation files (the "Data"), to deal in</text:p>
      <text:p text:style-name="Standard">the Data without restriction, including without limitation the rights</text:p>
      <text:p text:style-name="Standard">to use, copy, modify, merge, publish, distribute, sublicense, and/or sell</text:p>
      <text:p text:style-name="Standard">copies of the Data, and to permit persons to whom the Data is furnished to do so,</text:p>
      <text:p text:style-name="Standard">subject to the following conditions:</text:p>
      <text:p text:style-name="Standard"/>
      <text:p text:style-name="Standard">The above copyright notice and this permission notice shall be included in all</text:p>
      <text:p text:style-name="Standard">copies or substantial portions of the Da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31T15:33:50.509000000</dc:date>
    <meta:editing-duration>PT6S</meta:editing-duration>
    <meta:editing-cycles>1</meta:editing-cycles>
    <meta:document-statistic meta:table-count="0" meta:image-count="0" meta:object-count="0" meta:page-count="1" meta:paragraph-count="10" meta:word-count="97" meta:character-count="654" meta:non-whitespace-character-count="567"/>
    <meta:generator>LibreOffice/7.2.4.1$Windows_X86_64 LibreOffice_project/27d75539669ac387bb498e35313b970b7fe9c4f9</meta:generator>
  </office:meta>
</office:document-meta>
</file>